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F0000009C31F9DD0E0A148EC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.314cm" svg:height="1.333cm" svg:x="17cm" svg:y="17.965cm">
          <draw:image xlink:href="Pictures/100000000000010F0000009C31F9DD0E0A148EC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7cm" fo:page-height="20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7-02T14:32:53.684063779</dc:date>
    <meta:editing-duration>PT10S</meta:editing-duration>
    <meta:editing-cycles>1</meta:editing-cycles>
    <meta:generator>LibreOffice/7.3.7.2$Linux_X86_64 LibreOffice_project/30$Build-2</meta:generator>
    <meta:document-statistic meta:object-count="1"/>
  </office:meta>
</office:document-meta>
</file>